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87.46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6pt"/>
    </style:style>
    <style:style style:name="co6" style:family="table-column">
      <style:table-column-properties fo:break-before="auto" style:column-width="565.94pt"/>
    </style:style>
    <style:style style:name="co7" style:family="table-column">
      <style:table-column-properties fo:break-before="auto" style:column-width="171.01pt"/>
    </style:style>
    <style:style style:name="co8" style:family="table-column">
      <style:table-column-properties fo:break-before="auto" style:column-width="116.11pt"/>
    </style:style>
    <style:style style:name="co9" style:family="table-column">
      <style:table-column-properties fo:break-before="auto" style:column-width="266.6pt"/>
    </style:style>
    <style:style style:name="co10" style:family="table-column">
      <style:table-column-properties fo:break-before="auto" style:column-width="351.21pt"/>
    </style:style>
    <style:style style:name="co11" style:family="table-column">
      <style:table-column-properties fo:break-before="auto" style:column-width="172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xtruder" table:style-name="ta1" table:print-ranges="Extruder.A3:Extruder.G43">
        <table:table-column table:style-name="co10" table:default-cell-style-name="Default"/>
        <table:table-column table:style-name="co2" table:default-cell-style-name="Default"/>
        <table:table-column table:style-name="co2" table:default-cell-style-name="ce3"/>
        <table:table-column table:style-name="co11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Filament extruder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u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</text:p>
          </table:table-cell>
          <table:table-cell table:style-name="ce3"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table:style-name="ce3" office:value-type="string" calcext:value-type="string">
            <text:p>Functional group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5/8” slotted hole strut channel</text:p>
          </table:table-cell>
          <table:table-cell table:style-name="ce3" office:value-type="string" calcext:value-type="string">
            <text:p>24”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rame base</text:p>
          </table:table-cell>
          <table:table-cell table:number-columns-repeated="2"/>
          <table:table-cell office:value-type="string" calcext:value-type="string">
            <text:p>http://www.mcmaster.com/#3310t475/=wjtfi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/2” x 2-1/2” x 1/4” angle</text:p>
          </table:table-cell>
          <table:table-cell table:style-name="ce3" office:value-type="string" calcext:value-type="string">
            <text:p>4”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Motor and extruder brackets</text:p>
          </table:table-cell>
          <table:table-cell table:number-columns-repeated="2"/>
          <table:table-cell office:value-type="string" calcext:value-type="string">
            <text:p>http://www.mcmaster.com/#9017k79/=wjtg2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/8” ship auger, 17-18” long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Extruder auger</text:p>
          </table:table-cell>
          <table:table-cell table:number-columns-repeated="2"/>
          <table:table-cell office:value-type="string" calcext:value-type="string">
            <text:p>http://www.mcmaster.com/#2818a12/=wjudd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brass medium pressure cap with 1.5-2mm hol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Extruder nozzle</text:p>
          </table:table-cell>
          <table:table-cell table:number-columns-repeated="2"/>
          <table:table-cell office:value-type="string" calcext:value-type="string">
            <text:p>http://www.mcmaster.com/#50785k164/=wjug3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threaded rod</text:p>
          </table:table-cell>
          <table:table-cell table:style-name="ce3"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ixing floor flanges to brackets</text:p>
          </table:table-cell>
          <table:table-cell table:number-columns-repeated="2"/>
          <table:table-cell office:value-type="string" calcext:value-type="string">
            <text:p>http://www.mcmaster.com/#98841a029/=wjun2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threaded rod</text:p>
          </table:table-cell>
          <table:table-cell table:style-name="ce3" office:value-type="string" calcext:value-type="string">
            <text:p>9”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ixing all three floor flanges together</text:p>
          </table:table-cell>
          <table:table-cell table:number-columns-repeated="2"/>
          <table:table-cell office:value-type="string" calcext:value-type="string">
            <text:p>hardware sto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black iron floor flange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Thermal and torque breaks</text:p>
          </table:table-cell>
          <table:table-cell table:number-columns-repeated="2"/>
          <table:table-cell office:value-type="string" calcext:value-type="string">
            <text:p>http://www.amazon.com/LDR-310-F-12-Flange-2-Inch/dp/B000FPASJ8/ref=pd_sim_sbs_indust_2?ie=UTF8&amp;refRID=1F7DF930S0HV58W2QG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nipple, threaded both ends</text:p>
          </table:table-cell>
          <table:table-cell table:style-name="ce3" office:value-type="string" calcext:value-type="string">
            <text:p>6”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Extruder barrel, feed barrel</text:p>
          </table:table-cell>
          <table:table-cell table:number-columns-repeated="2"/>
          <table:table-cell office:value-type="string" calcext:value-type="string">
            <text:p>http://www.mcmaster.com/#44615k484/=wjulv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nuts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http://www.mcmaster.com/#90473a029/=wju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washers</text:p>
          </table:table-cell>
          <table:table-cell table:style-name="ce3"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http://www.mcmaster.com/#92141a029/=wjup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¼' – 20 7/8” OD fender washers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Thrust bearing retainers</text:p>
          </table:table-cell>
          <table:table-cell table:number-columns-repeated="2"/>
          <table:table-cell office:value-type="string" calcext:value-type="string">
            <text:p>http://www.mcmaster.com/#91090a107/=wjur3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” wheel bearing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Thrust bearing</text:p>
          </table:table-cell>
          <table:table-cell/>
          <table:table-cell office:value-type="string" calcext:value-type="string">
            <text:p>Bearing block may need to be modified depending on OD or outer race</text:p>
          </table:table-cell>
          <table:table-cell office:value-type="string" calcext:value-type="string">
            <text:p>http://www.amazon.com/Martin-Wheel-BK-1-Bearing-Repair/dp/B00C1ZQT6G/ref=sr_1_6?s=automotive&amp;ie=UTF8&amp;qid=1427826643&amp;sr=1-6&amp;keywords=1+inch+wheel+bea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pton tape</text:p>
          </table:table-cell>
          <table:table-cell table:style-name="ce3"/>
          <table:table-cell/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ixing nichrome to bar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2” fiberglass pipe insulation</text:p>
          </table:table-cell>
          <table:table-cell table:style-name="ce3" office:value-type="string" calcext:value-type="string">
            <text:p>5”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Hot end insulator</text:p>
          </table:table-cell>
          <table:table-cell table:number-columns-repeated="2"/>
          <table:table-cell office:value-type="string" calcext:value-type="string">
            <text:p>http://www.mcmaster.com/#5556k31/=ww86u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 bearing block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Thrust bearing b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eed chute front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eed chute back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16mm socket head cap screw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 - 20 strut channel nut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ixing angle brackets to strut</text:p>
          </table:table-cell>
          <table:table-cell table:number-columns-repeated="2"/>
          <table:table-cell office:value-type="string" calcext:value-type="string">
            <text:p>http://www.mcmaster.com/#3259t31/=z2wsy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strut channel nut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ixing hanger bracket to strut</text:p>
          </table:table-cell>
          <table:table-cell table:number-columns-repeated="2"/>
          <table:table-cell office:value-type="string" calcext:value-type="string">
            <text:p>http://www.mcmaster.com/#3259t31/=z2wsy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ger bracket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Hanging extruder</text:p>
          </table:table-cell>
          <table:table-cell/>
          <table:table-cell office:value-type="string" calcext:value-type="string">
            <text:p>manufactur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cm x 4cm 1 1cm 24VDC fan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Cooling f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an mount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35mm socket head cap screw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hex nut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cooling fan shroud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id x 6mm OD PTFE tubing</text:p>
          </table:table-cell>
          <table:table-cell table:style-name="ce3" office:value-type="string" calcext:value-type="string">
            <text:p>18”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Filament guide sheathing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AC-powered version</text:p>
          </table:table-cell>
          <table:table-cell table:style-name="ce3"/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22 rpm AC gear motor, 110V w/speed control, bracket and mounting screw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Extruder drive motor</text:p>
          </table:table-cell>
          <table:table-cell table:number-columns-repeated="2"/>
          <table:table-cell office:value-type="string" calcext:value-type="string">
            <text:p>http://www.amazon.com/21rpm-Factory-Motor-Controller-Bracket/dp/B00G34C37A/ref=sr_1_24?s=lamps-light&amp;ie=UTF8&amp;qid=1427820626&amp;sr=1-24&amp;keywords=120w+110v+gear+mo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mm rigid shaft coupling w/ keyway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395t512/=wjtj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/16” deep socket, 1/4” driv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543a76/=wjuc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AWG glass insulated Nichrome wire, 8 ohm/ft</text:p>
          </table:table-cell>
          <table:table-cell table:style-name="ce3" office:value-type="string" calcext:value-type="string">
            <text:p>17'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table:number-columns-repeated="7"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</table:table-row>
        <table:table-row table:style-name="ro1">
          <table:table-cell office:value-type="string" calcext:value-type="string">
            <text:p>24V, 1A power supply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Controller and winder power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DC-powered version</text:p>
          </table:table-cell>
          <table:table-cell table:style-name="ce3"/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20-25rpm, 120W 24VDC gear motor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Extruder drive motor</text:p>
          </table:table-cell>
          <table:table-cell table:number-columns-repeated="2"/>
          <table:table-cell office:value-type="string" calcext:value-type="string">
            <text:p>http://www.aliexpress.com/item/5D120GN-C-DC-Permanent-Magnet-Reducer-Gear-Motor-Big-Power-Reverse-Motor-120W-12V-24V/32283520834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mm rigid shaft coupling w/ keyway one side bored to 13mm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395t412/=ww8e8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AWG glass insulated Nichrome wire, 8 ohm/ft</text:p>
          </table:table-cell>
          <table:table-cell table:style-name="ce3" office:value-type="string" calcext:value-type="string">
            <text:p>3'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Extruder barrel heating element</text:p>
          </table:table-cell>
          <table:table-cell/>
          <table:table-cell office:value-type="string" calcext:value-type="string">
            <text:p>Four lengths total with pairs in parallel and alternating polarity. Total ~96W.</text:p>
          </table:table-cell>
          <table:table-cell office:value-type="string" calcext:value-type="string">
            <text:p>https://ultimachine.com/content/31-awg-nichrome-wire-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V, &gt;=5A power sup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uder</text:p>
          </table:table-cell>
          <table:table-cell office:value-type="string" calcext:value-type="string">
            <text:p>System p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 w/ I2C communi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nter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 step rotary encoder with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nter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interface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nter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T Extruder Controller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controller board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knob for enco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r conductor ribbon cable with 4 pin housings each end</text:p>
          </table:table-cell>
          <table:table-cell office:value-type="string" calcext:value-type="string">
            <text:p>12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table:style-name="ce4" office:value-type="string" calcext:value-type="string">
            <text:p>LCD w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 ea 28ga stranded, insulated wire, 3 pin housing one end</text:p>
          </table:table-cell>
          <table:table-cell office:value-type="string" calcext:value-type="string">
            <text:p>12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Encoder w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k-ohm, radial lead NTP thermistor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Extruder barrel temp sensor</text:p>
          </table:table-cell>
          <table:table-cell table:number-columns-repeated="2"/>
          <table:table-cell office:value-type="string" calcext:value-type="string">
            <text:p>http://www.amazon.com/MAX6675-Module-Thermocouple-Sensor-Arduino/dp/B00MPEUVSK/ref=sr_1_1?s=industrial&amp;ie=UTF8&amp;qid=1429906415&amp;sr=1-1&amp;keywords=arduino+thermocou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” hose clamp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ntroller</text:p>
          </table:table-cell>
          <table:table-cell office:value-type="string" calcext:value-type="string">
            <text:p>Affixing thermistor to nozzle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Drop Position Se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T drop position sensor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p position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drop position sensor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p position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-conductor ribbon cable with keyed pin housings each end</text:p>
          </table:table-cell>
          <table:table-cell office:value-type="string" calcext:value-type="string">
            <text:p>24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 position sensor</text:p>
          </table:table-cell>
          <table:table-cell office:value-type="string" calcext:value-type="string">
            <text:p>Communication cable to 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red 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op position sensor</text:p>
          </table:table-cell>
          <table:table-cell office:value-type="string" calcext:value-type="string">
            <text:p>Illum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 ea 28ga stranded, insulated wire, 2 pin housing one end</text:p>
          </table:table-cell>
          <table:table-cell office:value-type="string" calcext:value-type="string">
            <text:p>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 position sensor</text:p>
          </table:table-cell>
          <table:table-cell office:value-type="string" calcext:value-type="string">
            <text:p>LED power w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user (matte finish Scotch tap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p position sens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V, 24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drive mo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large gear/spool c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pool retainer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cure spool to wi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8zz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bea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8 x 40mm hex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mm flat was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8 nylock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pool winder bearing flang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8” x 2” aluminum strap</text:p>
          </table:table-cell>
          <table:table-cell office:value-type="string" calcext:value-type="string">
            <text:p>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motor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mall g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8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mall gear set scr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10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cure winder motor mount to fr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flat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cure winder motor mount to fr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l effect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rotation det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lindrical mag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rotation det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ilament positioner a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ervo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30 countersunk socket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hex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10 socket head cap screw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rvo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hex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rvo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flat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rvo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id x 6mm OD PTFE tubing</text:p>
          </table:table-cell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Low friction filament path for position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iameter and length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8” x 2” aluminum strap</text:p>
          </table:table-cell>
          <table:table-cell office:value-type="string" calcext:value-type="string">
            <text:p>7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 &amp; Diameter</text:p>
          </table:table-cell>
          <table:table-cell office:value-type="string" calcext:value-type="string">
            <text:p>Mounting brack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diameter le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measu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105zz bear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2 Lever bearings, 4 filament gauge bea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x 16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lever gauge bearing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x 40 fully threaded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Idler gauge bearing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x 20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lever pivot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mm flat washer x 8mm o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Washer on mount side of diameter lever pivot</text:p>
          </table:table-cell>
          <table:table-cell office:value-type="string" calcext:value-type="string">
            <text:p>Produced by chucking an M5 screw with a 5mm washer and nut on it in a drill and turning down with a fi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T2 belt</text:p>
          </table:table-cell>
          <table:table-cell office:value-type="string" calcext:value-type="string">
            <text:p>12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measurement pulley engag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 tooth GT2 pulley bored to 6.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measurement pulley engag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urns PDB241-GTR02-104BO linear taper, low friction potentio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Signal producing device for diameter measu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grub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Affixing GT2 pulley to 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Belt tens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ilament gui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Guides filament through diameter measurement dev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hex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Idler bearing shaft n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length measurement device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ed length measurement r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linder mag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5 x 20 hex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Roto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k7 filament drive gear and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mm flat washer</text:p>
          </table:table-cell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Shims for drive g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25zz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Rotor shaft bea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l effect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Rotation detector</text:p>
          </table:table-cell>
          <table:table-cell table:number-columns-repeated="1019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er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Ser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 guide</text:p>
          </table:table-cell>
          <table:table-cell table:number-columns-repeated="2"/>
          <table:table-cell office:value-type="string" calcext:value-type="string">
            <text:p>https://www.adafruit.com/products/155</text:p>
          </table:table-cell>
        </table:table-row>
        <table:table-row table:style-name="ro3">
          <table:table-cell office:value-type="string" calcext:value-type="string">
            <text:p>FilaWinder electronics k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, sensor, cable</text:p>
          </table:table-cell>
          <table:table-cell/>
          <table:table-cell office:value-type="string" calcext:value-type="string">
            <text:p>This needs to be replaced with something better</text:p>
          </table:table-cell>
          <table:table-cell office:value-type="string" calcext:value-type="string">
            <text:p>http://www.filastruder.com/products/filawinder</text:p>
          </table:table-cell>
        </table:table-row>
        <table:table-row table:style-name="ro2">
          <table:table-cell office:value-type="string" calcext:value-type="string">
            <text:p>Momentary contact push button switc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k-ohm potentio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ST rocker sw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pin header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 pin head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male crimp e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” x 1/8” aluminum strip</text:p>
          </table:table-cell>
          <table:table-cell office:value-type="string" calcext:value-type="string">
            <text:p>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8zz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8 hex head cap screw</text:p>
          </table:table-cell>
          <table:table-cell office:value-type="string" calcext:value-type="string">
            <text:p>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8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bearing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spool gear (larg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mall g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 screw for small g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 screw for small g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 moto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mm diameter Nd mag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rotation 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filament guide a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ing coil on spo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2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rvo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25mm flat-head socket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contro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nsor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nsor shr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fan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fan shr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mm box f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- 20 threaded rod</text:p>
          </table:table-cell>
          <table:table-cell office:value-type="string" calcext:value-type="string">
            <text:p>36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- 20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threaded rod moun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2” - 13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2”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FE tubing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filament gui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25mm socket head cap screw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ensor arr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2"/>
          <table:table-cell office:value-type="string" calcext:value-type="string">
            <text:p>http://www.digikey.com/product-detail/en/TSL1406R/TSL1406-R-ND/3095064</text:p>
          </table:table-cell>
        </table:table-row>
        <table:table-row table:style-name="ro1">
          <table:table-cell office:value-type="string" calcext:value-type="string">
            <text:p>Linear sensor 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/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Printed control board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3 x 10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 board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 board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on wire</text:p>
          </table:table-cell>
          <table:table-cell table:number-columns-repeated="2"/>
          <table:table-cell office:value-type="string" calcext:value-type="string">
            <text:p>Variou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C-powered ver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2VDC 30 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2"/>
          <table:table-cell office:value-type="string" calcext:value-type="string">
            <text:p>http://www.aliexpress.com/item/24V-6mm-Diameter-Shaft-2-Pins-Terminal-30RPM-Gearbox-DC-Gear-Motor/32238311086.html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DC-powered vers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VDC 30 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2"/>
          <table:table-cell office:value-type="string" calcext:value-type="string">
            <text:p>http://www.aliexpress.com/item/JL-37B3540-216-2430-Electric-Replacing-DC24V-30RPM-DC-Gear-Motor/32323787933.html</text:p>
          </table:table-cell>
        </table:table-row>
      </table:table>
      <table:table table:name="QC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2” x 1/8” aluminum strip</text:p>
          </table:table-cell>
          <table:table-cell office:value-type="string" calcext:value-type="string">
            <text:p>7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torque potentio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ry enco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x 25mm hex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ler roll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nu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dler roller shaf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5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ssor roll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105zz ball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sor and idler roll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105zz ball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r bear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X 20mm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v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v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tooth GT2 pulley w/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belt</text:p>
          </table:table-cell>
          <table:table-cell office:value-type="string" calcext:value-type="string">
            <text:p>4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encoder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 le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 filament g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2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-to-leng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out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 in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ion wire</text:p>
          </table:table-cell>
          <table:table-cell table:number-columns-repeated="2"/>
          <table:table-cell office:value-type="string" calcext:value-type="string">
            <text:p>Vari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x 16 LCD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CD I2C back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Required since insufficient number of pins available on Arduino</text:p>
          </table:table-cell>
          <table:table-cell/>
        </table:table-row>
      </table:table>
      <table:table table:name="electronics" table:style-name="ta1"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pec/Similar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VR (version?)</text:p>
          </table:table-cell>
          <table:table-cell/>
        </table:table-row>
        <table:table-row table:style-name="ro1">
          <table:table-cell office:value-type="string" calcext:value-type="string">
            <text:p>Heater power swit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igh power FET (STM STP55NF06)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pool winder motor power swit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w power FET (STM STP55NF06)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Rotary encoder with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Bourns PEC12R-4120F-S0012)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1602 LCD Panel w/ I2C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see aliexpress.com)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Length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0 step low torque rotary encoder (see aliexpress.com)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string" calcext:value-type="string">
            <text:p>Diameter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w torque linear taper potentiometer (Bourns series....)</text:p>
          </table:table-cell>
          <table:table-cell/>
        </table:table-row>
        <table:table-row table:style-name="ro1">
          <table:table-cell office:value-type="string" calcext:value-type="string">
            <text:p>Spool wind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V DC gearmotor (see aliexpress.com)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string" calcext:value-type="string">
            <text:p>Spool rota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all effect sensor (Optek OH090U)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Auger rota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all effect sensor (Optek OH090U)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Drop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sensor array, TSL1406R (see mouser.com)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string" calcext:value-type="string">
            <text:p>Drop sensor illum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 (see any)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rop sensor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45-20XUR (see digikey.com)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Hot end temperature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495 (see digikey.com)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Hot end temperature thermocou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k thermocouple (see amazon.com)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Main controlle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Drop senso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Thermocouple amplifie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Not electron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ol rotation sensor 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” X 1/4” Nd magnet (see K&amp;J magnetics)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uger rotation sensor 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” X 1/4” Nd magnet (see K&amp;J magnetics)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iameter measurement sensor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tooth GT2 pulley (see robotdigg.com)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Diameter measurement idler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105zz (see robotdigg.com)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ameter measurement idler flanged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105zz (see amazon.com)</text:p>
          </table:table-cell>
          <table:table-cell office:value-type="float" office:value="1.19" calcext:value-type="float">
            <text:p>1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08:34:41.923751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2:23:21.441901380</meta:creation-date>
    <dc:date>2016-04-15T08:35:43.560189691</dc:date>
    <meta:editing-duration>P2DT4H19M19S</meta:editing-duration>
    <meta:editing-cycles>40</meta:editing-cycles>
    <meta:generator>LibreOffice/5.1.2.1.0$Linux_X86_64 LibreOffice_project/10m0$Build-1</meta:generator>
    <meta:print-date>2015-10-07T15:49:28.134932971</meta:print-date>
    <meta:document-statistic meta:table-count="4" meta:cell-count="1412" meta:object-count="0"/>
  </office:meta>
</office:document-meta>
</file>